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00ff" draw:fill-image-width="0cm" draw:fill-image-height="0cm" draw:textarea-horizontal-align="justify" draw:textarea-vertical-align="middle" draw:auto-grow-height="false" fo:min-height="1.147cm" fo:min-width="18.042cm" fo:padding-top="0.125cm" fo:padding-bottom="0.125cm" fo:padding-left="0.25cm" fo:padding-right="0.25cm" draw:shadow="hidden" draw:shadow-offset-x="0.203cm" draw:shadow-offset-y="0.203cm" draw:shadow-color="#808080"/>
    </style:style>
    <style:style style:name="gr2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00ffff" draw:fill-image-width="0cm" draw:fill-image-height="0cm" draw:textarea-horizontal-align="justify" draw:textarea-vertical-align="middle" draw:auto-grow-height="false" fo:min-height="0.696cm" fo:min-width="8.263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9966" draw:fill-image-width="0cm" draw:fill-image-height="0cm" draw:textarea-horizontal-align="justify" draw:textarea-vertical-align="middle" draw:auto-grow-height="false" fo:min-height="0.696cm" fo:min-width="5.497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66" draw:fill-image-width="0cm" draw:fill-image-height="0cm" draw:textarea-horizontal-align="justify" draw:textarea-vertical-align="middle" draw:auto-grow-height="false" fo:min-height="0.696cm" fo:min-width="3.437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66" draw:fill-image-width="0cm" draw:fill-image-height="0cm" draw:textarea-horizontal-align="justify" draw:textarea-vertical-align="middle" draw:auto-grow-height="false" fo:min-height="0.696cm" fo:min-width="8.136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justify" fo:min-height="0.893cm" fo:padding-top="0.125cm" fo:padding-bottom="0.125cm" fo:padding-left="0.25cm" fo:padding-right="0.25cm" draw:shadow="hidden" draw:shadow-offset-x="0.203cm" draw:shadow-offset-y="0.203cm" draw:shadow-color="#808080"/>
    </style:style>
    <style:style style:name="gr7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justify" fo:min-height="0.766cm" fo:padding-top="0.125cm" fo:padding-bottom="0.125cm" fo:padding-left="0.25cm" fo:padding-right="0.25cm" draw:shadow="hidden" draw:shadow-offset-x="0.203cm" draw:shadow-offset-y="0.203cm" draw:shadow-color="#808080"/>
    </style:style>
    <style:style style:name="gr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justify" fo:min-height="0.921cm" fo:padding-top="0.125cm" fo:padding-bottom="0.125cm" fo:padding-left="0.25cm" fo:padding-right="0.25cm" draw:shadow="hidden" draw:shadow-offset-x="0.203cm" draw:shadow-offset-y="0.203cm" draw:shadow-color="#808080"/>
    </style:style>
    <style:style style:name="gr9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justify" fo:min-height="0.921cm" fo:padding-top="0.125cm" fo:padding-bottom="0.125cm" fo:padding-left="0.25cm" fo:padding-right="0.25cm" draw:shadow="hidden" draw:shadow-offset-x="0.203cm" draw:shadow-offset-y="0.20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ff00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669966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66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 style:writing-mode="lr-tb"/>
    </style:style>
    <style:style style:name="P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sub 58%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542cm" svg:height="1.397cm" svg:x="1.381cm" svg:y="6.842cm">
          <text:p text:style-name="P1"><text:span text:style-name="T1">Silic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763cm" svg:height="0.946cm" svg:x="7.985cm" svg:y="6.023cm">
          <text:p text:style-name="P1"><text:span text:style-name="T1">Super-conductor: NbSe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997cm" svg:height="0.946cm" svg:x="9.389cm" svg:y="5.034cm">
          <text:p text:style-name="P1"><text:span text:style-name="T1">Insulator: WSe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937cm" svg:height="0.946cm" svg:x="15.859cm" svg:y="5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8.636cm" svg:height="0.946cm" svg:x="2.905cm" svg:y="4.038cm">
          <text:p text:style-name="P1"><text:span text:style-name="T1">Normal: Gold electrode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794cm" svg:height="1.143cm" svg:x="5.191cm" svg:y="21.546cm">
          <draw:text-box>
            <text:p text:style-name="P6"><text:span text:style-name="T3">Silicon</text:span></text:p>
          </draw:text-box>
        </draw:frame>
        <draw:frame draw:style-name="gr7" draw:text-style-name="P7" draw:layer="layout" svg:width="7.493cm" svg:height="1.016cm" svg:x="3.159cm" svg:y="19.006cm">
          <draw:text-box>
            <text:p text:style-name="P6"><text:span text:style-name="T3">Normal: Gold electrodes</text:span></text:p>
          </draw:text-box>
        </draw:frame>
        <draw:frame draw:style-name="gr8" draw:text-style-name="P7" draw:layer="layout" svg:width="7.493cm" svg:height="1.171cm" svg:x="10.017cm" svg:y="20.911cm">
          <draw:text-box>
            <text:p text:style-name="P6"><text:span text:style-name="T3">Insulator: WSe</text:span><text:span text:style-name="T4">2</text:span><text:span text:style-name="T2">Insulator: WSe2</text:span></text:p>
          </draw:text-box>
        </draw:frame>
        <draw:frame draw:style-name="gr9" draw:text-style-name="P7" draw:layer="layout" svg:width="8.128cm" svg:height="1.171cm" svg:x="7.223cm" svg:y="24.086cm">
          <draw:text-box>
            <text:p text:style-name="P6"><text:span text:style-name="T3">Super-conductor: NbSe</text:span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9:59:55.557157636</meta:creation-date>
    <dc:date>2016-11-21T11:36:58.280617227</dc:date>
    <meta:editing-duration>PT15M12S</meta:editing-duration>
    <meta:editing-cycles>7</meta:editing-cycles>
    <meta:generator>LibreOffice/5.2.3.3$Linux_X86_64 LibreOffice_project/20m0$Build-3</meta:generator>
    <meta:document-statistic meta:object-count="9"/>
  </office:meta>
</office:document-meta>
</file>